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i>v</mi>
            <mrow>
              <mspace width="2em"/>
              <mo stretchy="false">=</mo>
              <mspace width="2em"/>
            </mrow>
            <mi>r</mi>
            <mspace width="0.5em"/>
            <mfrac>
              <mrow>
                <mtext>d</mtext>
                <mi mathvariant="normal">ϕ</mi>
              </mrow>
              <mrow>
                <mtext>d</mtext>
                <mi>t</mi>
              </mrow>
            </mfrac>
            <mrow>
              <mspace width="2em"/>
              <mo stretchy="false">=</mo>
              <mspace width="2em"/>
            </mrow>
            <mi>r</mi>
            <mspace width="0.5em"/>
            <mi mathvariant="normal">ω</mi>
            <mspace width="4em"/>
            <mi>;</mi>
            <mspace width="2em"/>
            <mtext>denn:</mtext>
          </mrow>
        </mtd>
      </mtr>
      <mtr>
        <mtd>
          <mrow/>
        </mtd>
      </mtr>
      <mtr>
        <mtd columnalign="left">
          <mrow>
            <mi>v</mi>
            <mrow>
              <mspace width="2em"/>
              <mo stretchy="false">=</mo>
              <mspace width="2em"/>
            </mrow>
            <mfrac>
              <mrow>
                <mtext>d</mtext>
                <mi>x</mi>
              </mrow>
              <mrow>
                <mtext>d</mtext>
                <mi>t</mi>
              </mrow>
            </mfrac>
            <mrow>
              <mspace width="6em"/>
              <mo stretchy="false">∣</mo>
              <mspace width="2em"/>
            </mrow>
            <mtext>für</mtext>
            <mspace width="2em"/>
            <mi>x</mi>
            <mspace width="2em"/>
            <mo stretchy="false">→</mo>
            <mspace width="2em"/>
            <mn>0</mn>
            <mspace width="2em"/>
            <mtext>gilt:</mtext>
            <mspace width="2em"/>
            <mi>x</mi>
            <mrow>
              <mspace width="2em"/>
              <mo stretchy="false">=</mo>
              <mspace width="2em"/>
            </mrow>
            <mi>s</mi>
          </mrow>
        </mtd>
      </mtr>
      <mtr>
        <mtd columnalign="left">
          <mrow>
            <mi>v</mi>
            <mrow>
              <mspace width="2em"/>
              <mo stretchy="false">=</mo>
              <mspace width="2em"/>
            </mrow>
            <mfrac>
              <mrow>
                <mtext>d</mtext>
                <mi>s</mi>
              </mrow>
              <mrow>
                <mtext>d</mtext>
                <mi>t</mi>
              </mrow>
            </mfrac>
            <mrow>
              <mspace width="2em"/>
              <mo stretchy="false">=</mo>
              <mspace width="2em"/>
            </mrow>
            <mfrac>
              <mrow>
                <mtext>d</mtext>
                <mrow>
                  <mo fence="true" stretchy="false">(</mo>
                  <mrow>
                    <mrow>
                      <mi>r</mi>
                      <mi mathvariant="normal">ϕ</mi>
                    </mrow>
                  </mrow>
                  <mo fence="true" stretchy="false">)</mo>
                </mrow>
              </mrow>
              <mrow>
                <mtext>d</mtext>
                <mi>t</mi>
              </mrow>
            </mfrac>
            <mrow>
              <mspace width="6em"/>
              <mo stretchy="false">∣</mo>
              <mspace width="2em"/>
            </mrow>
            <mtext>mit</mtext>
            <mspace width="2em"/>
            <mi>s</mi>
            <mrow>
              <mspace width="2em"/>
              <mo stretchy="false">=</mo>
              <mspace width="2em"/>
            </mrow>
            <mi>r</mi>
            <mspace width="0.5em"/>
            <mi mathvariant="normal">ϕ</mi>
          </mrow>
        </mtd>
      </mtr>
      <mtr>
        <mtd columnalign="left">
          <mrow>
            <mi>v</mi>
            <mrow>
              <mspace width="2em"/>
              <mo stretchy="false">=</mo>
              <mspace width="2em"/>
            </mrow>
            <mfrac>
              <mrow>
                <mtext>d</mtext>
                <mi>r</mi>
              </mrow>
              <mrow>
                <mtext>d</mtext>
                <mi>t</mi>
              </mrow>
            </mfrac>
            <mspace width="0.5em"/>
            <mi mathvariant="normal">ϕ</mi>
            <mrow>
              <mspace width="2em"/>
              <mo stretchy="false">+</mo>
              <mspace width="2em"/>
            </mrow>
            <mi>r</mi>
            <mspace width="0.5em"/>
            <mfrac>
              <mrow>
                <mtext>d</mtext>
                <mi mathvariant="normal">ϕ</mi>
              </mrow>
              <mrow>
                <mtext>d</mtext>
                <mi>t</mi>
              </mrow>
            </mfrac>
            <mrow>
              <mspace width="6em"/>
              <mo stretchy="false">∣</mo>
              <mspace width="2em"/>
            </mrow>
            <mtext>es gilt:</mtext>
            <mspace width="2em"/>
            <mfrac>
              <mrow>
                <mtext>d</mtext>
                <mi>r</mi>
              </mrow>
              <mrow>
                <mtext>d</mtext>
                <mi>t</mi>
              </mrow>
            </mfrac>
            <mrow>
              <mspace width="2em"/>
              <mo stretchy="false">=</mo>
              <mspace width="2em"/>
            </mrow>
            <mn>0</mn>
          </mrow>
        </mtd>
      </mtr>
    </mtable>
    <annotation encoding="StarMath 5.0">v ~=~ r ` {"d" %iphi} over {"d" t} ~=~ r ` %iomega ~~;~"denn:" newline newline


alignl v ~=~ {"d" x} over {"d" t} ~~~divides~"für"~ x ~rightarrow~ 0 ~"gilt:"~ x ~=~ s newline 

alignl v ~=~ {"d" s} over {"d" t} ~=~ {"d" (r %iphi)} over {"d" t} ~~~divides~"mit"~ s ~=~ r ` %iphi newline 

alignl v ~=~ {"d" r} over {"d" t} ` %iphi ~+~ r ` {"d" %iphi} over {"d" t} ~~~divides~"es gilt:"~ {"d" r} over {"d" t} ~=~ 0 newli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9:30:25.511000000</meta:creation-date>
    <dc:date>2015-03-05T19:50:27.532000000</dc:date>
    <meta:editing-duration>PT18M16S</meta:editing-duration>
    <meta:editing-cycles>2</meta:editing-cycles>
    <meta:generator>LibreOffice/4.3.4.1$Windows_x86 LibreOffice_project/bc356b2f991740509f321d70e4512a6a54c5f243</meta:generator>
  </office:meta>
</office:document-meta>
</file>